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officeooo:rsid="00032906" officeooo:paragraph-rsid="00032906"/>
    </style:style>
    <style:style style:name="P2" style:family="paragraph" style:parent-style-name="Standard">
      <style:text-properties style:font-name="Verdana" fo:font-size="11pt" officeooo:rsid="00032906" officeooo:paragraph-rsid="00032906" style:font-size-asian="11pt" style:font-size-complex="11pt"/>
    </style:style>
    <style:style style:name="P3" style:family="paragraph" style:parent-style-name="Standard" style:list-style-name="L1">
      <style:text-properties style:font-name="Verdana" fo:font-size="11pt" officeooo:rsid="00032906" officeooo:paragraph-rsid="00032906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color="#800080" loext:opacity="100%" style:font-name="Verdana" fo:font-size="18pt" officeooo:rsid="00032906" officeooo:paragraph-rsid="00032906" style:font-size-asian="18pt" style:font-size-complex="18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witch FearlessAle</text:p>
      <text:p text:style-name="P1"/>
      <text:p text:style-name="P2">Linea editorial:</text:p>
      <text:list xml:id="list3835262193" text:style-name="L1">
        <text:list-item>
          <text:p text:style-name="P3">Juego nuevo.</text:p>
        </text:list-item>
        <text:list-item>
          <text:p text:style-name="P3">Fotos de juegos jugados.</text:p>
        </text:list-item>
        <text:list-item>
          <text:p text:style-name="P3">Reel de clips.</text:p>
        </text:list-item>
      </text:list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3T20:45:51.138000000</meta:creation-date>
    <dc:date>2022-10-23T20:48:22.035000000</dc:date>
    <meta:editing-duration>PT2M30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5" meta:word-count="16" meta:character-count="87" meta:non-whitespace-character-count="79"/>
  </office:meta>
</office:document-meta>
</file>